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7" style:family="table-cell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0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6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B17" style:family="table-cell">
      <style:table-cell-properties fo:background-color="#ffffff" fo:padding="0cm" fo:border="none">
        <style:background-image/>
      </style:table-cell-properties>
    </style:style>
    <style:style style:name="Tabla1.23" style:family="table-row">
      <style:table-row-properties style:min-row-height="0.723cm"/>
    </style:style>
    <style:style style:name="Tabla1.A23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4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5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text-properties style:font-name="Times New Roman" fo:font-size="10pt" style:font-size-asian="10pt" style:font-size-complex="10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6">Fecha de Emisión: </text:p>
          </table:table-cell>
          <table:table-cell table:style-name="Tabla1.B1" office:value-type="string">
            <text:p text:style-name="P5">02/08/2021</text:p>
          </table:table-cell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VIN SILVA, FERNAND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IQT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2"><text:span text:style-name="T1"/> 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VIN SILVA, FERNAND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7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3">Total de Cajas:</text:p>
          </table:table-cell>
          <table:table-cell table:style-name="Tabla1.B8" office:value-type="string">
            <text:p text:style-name="P4">10</text:p>
          </table:table-cell>
        </table:table-row>
        <table:table-row>
          <table:table-cell table:style-name="Tabla1.A2" office:value-type="float" office:value="0">
            <text:p text:style-name="P3">Linea Genetica -1-:</text:p>
          </table:table-cell>
          <table:table-cell table:style-name="Tabla1.B2" office:value-type="string">
            <text:p text:style-name="P1">POLLOS CRIOLLOS</text:p>
          </table:table-cell>
        </table:table-row>
        <table:table-row>
          <table:table-cell table:style-name="Tabla1.A2" office:value-type="float" office:value="0">
            <text:p text:style-name="P3">Cant.Cajas -Linea 1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2-:</text:p>
          </table:table-cell>
          <table:table-cell table:style-name="Tabla1.B10" office:value-type="string">
            <text:p text:style-name="P1">POLLOS BB</text:p>
          </table:table-cell>
        </table:table-row>
        <table:table-row>
          <table:table-cell table:style-name="Tabla1.A2" office:value-type="float" office:value="0">
            <text:p text:style-name="P3">Cant.Cajas -Linea 2-:</text:p>
          </table:table-cell>
          <table:table-cell table:style-name="Tabla1.B10" office:value-type="string">
            <text:p text:style-name="P1">5</text:p>
          </table:table-cell>
        </table:table-row>
        <table:table-row>
          <table:table-cell table:style-name="Tabla1.A2" office:value-type="float" office:value="0">
            <text:p text:style-name="P3">Linea Genetica -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Cant.Cajas -Linea 3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Linea Genetica -4-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Cant.Cajas -Linea 4-:</text:p>
          </table:table-cell>
          <table:table-cell table:style-name="Tabla1.B16" office:value-type="string">
            <text:p text:style-name="P1"/>
          </table:table-cell>
        </table:table-row>
        <table:table-row>
          <table:table-cell table:style-name="Tabla1.A7">
            <text:p text:style-name="P3"/>
          </table:table-cell>
          <table:table-cell table:style-name="Tabla1.B17" office:value-type="string">
            <text:p text:style-name="P1"/>
          </table:table-cell>
        </table:table-row>
        <table:table-row>
          <table:table-cell table:style-name="Tabla1.A1" office:value-type="float" office:value="0">
            <text:p text:style-name="P3">Linea Aérea:</text:p>
          </table:table-cell>
          <table:table-cell table:style-name="Tabla1.B1" office:value-type="string">
            <text:p text:style-name="P2">LATAM</text:p>
          </table:table-cell>
        </table:table-row>
        <table:table-row>
          <table:table-cell table:style-name="Tabla1.A2" office:value-type="float" office:value="0">
            <text:p text:style-name="P3">Orden de Servicio:</text:p>
          </table:table-cell>
          <table:table-cell table:style-name="Tabla1.B10" office:value-type="string">
            <text:p text:style-name="P4"/>
          </table:table-cell>
        </table:table-row>
        <table:table-row>
          <table:table-cell table:style-name="Tabla1.A2" office:value-type="float" office:value="0">
            <text:p text:style-name="P3">N° Vuelo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3">Hora Salida:</text:p>
          </table:table-cell>
          <table:table-cell table:style-name="Tabla1.B10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3">Hora Llegada:</text:p>
          </table:table-cell>
          <table:table-cell table:style-name="Tabla1.B16" office:value-type="string">
            <text:p text:style-name="P1"/>
          </table:table-cell>
        </table:table-row>
        <table:table-row table:style-name="Tabla1.23">
          <table:table-cell table:style-name="Tabla1.A23" table:number-columns-spanned="2" office:value-type="float" office:value="0">
            <text:p text:style-name="P8"/>
            <text:p text:style-name="P8">Estimado Cliente:</text:p>
          </table:table-cell>
          <table:covered-table-cell/>
        </table:table-row>
        <table:table-row>
          <table:table-cell table:style-name="Tabla1.A24" table:number-columns-spanned="2" office:value-type="float" office:value="0">
            <text:p text:style-name="P9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5" table:number-columns-spanned="2" office:value-type="float" office:value="0">
            <text:p text:style-name="P7"><text:span text:style-name="T2">Atención al cliente:</text:span> 996 600 430 <text:s/>- <text:s/>989 111 992</text:p>
          </table:table-cell>
          <table:covered-table-cell/>
        </table:table-row>
      </table:table>
      <text:p text:style-name="P10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02T17:12:11</dc:date>
    <meta:editing-duration>P6DT22H45M46S</meta:editing-duration>
    <meta:editing-cycles>13</meta:editing-cycles>
    <meta:generator>OpenOffice/4.1.10$Win32 OpenOffice.org_project/4110m2$Build-9807</meta:generator>
    <meta:document-statistic meta:table-count="1" meta:image-count="1" meta:object-count="0" meta:page-count="1" meta:paragraph-count="43" meta:word-count="114" meta:character-count="1069"/>
  </office:meta>
</office:document-meta>
</file>